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c0c0c0" draw:textarea-horizontal-align="center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2" draw:layer="layout" svg:width="2cm" svg:height="18cm" svg:x="8.5cm" svg:y="0.5cm">
          <draw:glue-point draw:id="4" svg:x="-5cm" svg:y="-3.055cm"/>
          <draw:glue-point draw:id="5" svg:x="-5cm" svg:y="-2.777cm"/>
          <draw:glue-point draw:id="6" svg:x="-5cm" svg:y="3.055cm"/>
          <draw:glue-point draw:id="7" svg:x="-5cm" svg:y="1.944cm"/>
          <draw:glue-point draw:id="8" svg:x="-5cm" svg:y="4.166cm"/>
          <draw:glue-point draw:id="9" svg:x="-5cm" svg:y="0.833cm"/>
          <draw:glue-point draw:id="10" svg:x="-5cm" svg:y="0.555cm"/>
          <draw:glue-point draw:id="11" svg:x="-5cm" svg:y="0cm"/>
          <draw:glue-point draw:id="12" svg:x="-5cm" svg:y="-2.5cm"/>
          <text:p text:style-name="P1">S</text:p>
          <text:p text:style-name="P1">E</text:p>
          <text:p text:style-name="P1">R</text:p>
          <text:p text:style-name="P1">V</text:p>
          <text:p text:style-name="P1">E</text:p>
          <text:p text:style-name="P1">U</text:p>
          <text:p text:style-name="P1">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" draw:layer="layout" svg:width="2cm" svg:height="18cm" svg:x="0.5cm" svg:y="0.5cm">
          <draw:glue-point draw:id="4" svg:x="5cm" svg:y="-4.166cm"/>
          <draw:glue-point draw:id="5" svg:x="5cm" svg:y="-1.666cm"/>
          <draw:glue-point draw:id="6" svg:x="5cm" svg:y="-1.111cm"/>
          <draw:glue-point draw:id="7" svg:x="5cm" svg:y="1.666cm"/>
          <draw:glue-point draw:id="8" svg:x="5cm" svg:y="1.388cm"/>
          <draw:glue-point draw:id="9" svg:x="5cm" svg:y="2.5cm"/>
          <draw:glue-point draw:id="10" svg:x="5cm" svg:y="3.611cm"/>
          <text:p text:style-name="P1">C<text:line-break/>L<text:line-break/>I<text:line-break/>E<text:line-break/>N<text:line-break/>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2.5cm" svg:y1="2.002cm" svg:x2="8.5cm" svg:y2="4.001cm" draw:start-shape="id1" draw:start-glue-point="4" draw:end-shape="id2" draw:end-glue-point="4" svg:d="m2500 2002 6000 1999">
          <text:p text:style-name="P1"/>
        </draw:connector>
        <draw:frame draw:style-name="gr3" draw:text-style-name="P2" draw:id="id3" draw:layer="layout" svg:width="4.5cm" svg:height="0.963cm" svg:x="11.111cm" svg:y="0.428cm">
          <draw:text-box>
            <text:p text:style-name="P2"><text:span text:style-name="T1">Mode client</text:span></text:p>
          </draw:text-box>
        </draw:frame>
        <draw:frame draw:style-name="gr4" draw:text-style-name="P3" draw:layer="layout" svg:width="5.5cm" svg:height="0.806cm" svg:x="3cm" svg:y="1.5cm">
          <draw:text-box>
            <text:p text:style-name="P3">Demande connexion</text:p>
          </draw:text-box>
        </draw:frame>
        <draw:connector draw:style-name="gr5" draw:text-style-name="P1" draw:layer="layout" draw:type="line" svg:x1="2.5cm" svg:y1="7.501cm" svg:x2="8.5cm" svg:y2="9.5cm" draw:start-shape="id1" draw:start-glue-point="6" draw:end-shape="id2" draw:end-glue-point="11" svg:d="m2500 7501 6000 1999">
          <text:p/>
        </draw:connector>
        <draw:connector draw:style-name="gr5" draw:text-style-name="P1" draw:layer="layout" draw:type="line" svg:x1="8.5cm" svg:y1="5cm" svg:x2="2.5cm" svg:y2="6.502cm" draw:start-shape="id2" draw:start-glue-point="12" draw:end-shape="id1" draw:end-glue-point="5" svg:d="m8500 5000-6000 1502">
          <text:p/>
        </draw:connector>
        <draw:frame draw:style-name="gr4" draw:text-style-name="P4" draw:layer="layout" svg:width="5.5cm" svg:height="1.361cm" svg:x="3cm" svg:y="6.723cm">
          <draw:text-box>
            <text:p text:style-name="P4">Envoi Login/Password</text:p>
            <text:p text:style-name="P4">et numéro de version</text:p>
          </draw:text-box>
        </draw:frame>
        <draw:frame draw:style-name="gr4" draw:text-style-name="P4" draw:layer="layout" svg:width="5.5cm" svg:height="0.806cm" svg:x="2.82cm" svg:y="5.025cm">
          <draw:text-box>
            <text:p text:style-name="P4">Acquit</text:p>
          </draw:text-box>
        </draw:frame>
        <draw:connector draw:style-name="gr5" draw:text-style-name="P1" draw:layer="layout" draw:type="line" svg:x1="8.5cm" svg:y1="10.499cm" svg:x2="2.5cm" svg:y2="12.498cm" draw:start-shape="id2" draw:start-glue-point="10" draw:end-shape="id1" draw:end-glue-point="7" svg:d="m8500 10499-6000 1999">
          <text:p/>
        </draw:connector>
        <draw:frame draw:style-name="gr4" draw:text-style-name="P4" draw:layer="layout" svg:width="5.5cm" svg:height="0.806cm" svg:x="3cm" svg:y="11cm">
          <draw:text-box>
            <text:p text:style-name="P4">Acquit</text:p>
          </draw:text-box>
        </draw:frame>
        <draw:connector draw:style-name="gr5" draw:text-style-name="P1" draw:layer="layout" draw:type="line" svg:x1="13.361cm" svg:y1="1.391cm" svg:x2="13.25cm" svg:y2="4cm" draw:start-shape="id3" draw:start-glue-point="2" draw:end-shape="id4" draw:end-glue-point="0" svg:d="m13361 1391-111 2609">
          <text:p/>
        </draw:connector>
        <draw:connector draw:style-name="gr5" draw:text-style-name="P1" draw:layer="layout" draw:type="line" svg:x1="13.25cm" svg:y1="5cm" svg:x2="13.25cm" svg:y2="9.5cm" draw:start-shape="id4" draw:start-glue-point="2" draw:end-shape="id5" draw:end-glue-point="0" svg:d="m13250 5000v4500">
          <text:p/>
        </draw:connector>
        <draw:connector draw:style-name="gr5" draw:text-style-name="P1" draw:layer="layout" draw:type="line" svg:x1="13.25cm" svg:y1="10.5cm" svg:x2="13.25cm" svg:y2="16cm" draw:start-shape="id5" draw:start-glue-point="2" draw:end-shape="id6" draw:end-glue-point="0" svg:d="m13250 10500v5500">
          <text:p/>
        </draw:connector>
        <draw:rect draw:style-name="gr6" draw:text-style-name="P3" draw:id="id6" draw:layer="layout" svg:width="4.5cm" svg:height="1cm" svg:x="11cm" svg:y="16cm">
          <text:p><text:span text:style-name="T2">VALIDE</text:span></text:p>
        </draw:rect>
        <draw:rect draw:style-name="gr6" draw:text-style-name="P3" draw:id="id5" draw:layer="layout" svg:width="4.5cm" svg:height="1cm" svg:x="11cm" svg:y="9.5cm">
          <text:p><text:span text:style-name="T2">ENVOI_HISTO</text:span></text:p>
        </draw:rect>
        <draw:rect draw:style-name="gr6" draw:text-style-name="P3" draw:id="id4" draw:layer="layout" svg:width="4.5cm" svg:height="1cm" svg:x="11cm" svg:y="4cm">
          <text:p><text:span text:style-name="T2">ATTENTE_IDENT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31T20:39:43</meta:creation-date>
    <dc:date>2010-06-02T16:22:59.16</dc:date>
    <meta:editing-duration>PT02H56M14S</meta:editing-duration>
    <meta:editing-cycles>12</meta:editing-cycles>
    <meta:generator>OpenOffice.org/3.2$Win32 OpenOffice.org_project/320m12$Build-9483</meta:generator>
    <meta:document-statistic meta:object-count="17"/>
  </office:meta>
</office:document-meta>
</file>